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6" style:family="paragraph" style:parent-style-name="Heading_20_1">
      <style:text-properties officeooo:rsid="001deb6a" officeooo:paragraph-rsid="001deb6a"/>
    </style:style>
    <style:style style:name="P7" style:family="paragraph" style:parent-style-name="Heading_20_1" style:master-page-name="First_20_Page">
      <style:paragraph-properties style:page-number="auto"/>
      <style:text-properties officeooo:rsid="001ff947" officeooo:paragraph-rsid="001ff947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1f770"/>
    </style:style>
    <style:style style:name="T5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1155cc" style:font-name="Arial1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72510584" text:style-name="Outline">
        <text:list-item>
          <text:h text:style-name="P7" text:outline-level="1">Socket IO</text:h>
        </text:list-item>
        <text:list-item>
          <text:h text:style-name="P6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text:tab/><text:a xlink:type="simple" xlink:href="https://github.com/long1eu/socket_io_client" text:style-name="Internet_20_link" text:visited-style-name="Visited_20_Internet_20_Link"><text:span text:style-name="T4">Socket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><text:span text:style-name="T5">Or you can use this pure Dart </text:span><text:a xlink:type="simple" xlink:href="http://socket.io/" office:target-frame-name="_blank" xlink:show="new" text:style-name="Internet_20_link" text:visited-style-name="Visited_20_Internet_20_Link"><text:span text:style-name="T7">socket.io</text:span></text:a><text:span text:style-name="T5"> lib that I've done:</text:span></text:p>
      <text:p text:style-name="P4"><text:a xlink:type="simple" xlink:href="https://github.com/long1eu/socket_io_client" office:target-frame-name="_blank" xlink:show="new" text:style-name="Internet_20_link" text:visited-style-name="Visited_20_Internet_20_Link"><text:span text:style-name="T7">https://github.com/long1eu/socket_io_client</text:span></text:a></text:p>
      <text:p text:style-name="P5">It's ported from the Java Library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11-13T11:52:59.348000000</meta:creation-date>
    <meta:editing-duration>PT3M51S</meta:editing-duration>
    <meta:generator>LibreOffice/6.1.0.3$Windows_X86_64 LibreOffice_project/efb621ed25068d70781dc026f7e9c5187a4decd1</meta:generator>
    <dc:date>2018-11-13T11:56:49.474000000</dc:date>
    <meta:document-statistic meta:table-count="0" meta:image-count="0" meta:object-count="0" meta:page-count="2" meta:paragraph-count="12" meta:word-count="37" meta:character-count="271" meta:non-whitespace-character-count="2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